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945in"/>
    </style:style>
    <style:style style:name="co2" style:family="table-column">
      <style:table-column-properties fo:break-before="auto" style:column-width="4.5028in"/>
    </style:style>
    <style:style style:name="co3" style:family="table-column">
      <style:table-column-properties fo:break-before="auto" style:column-width="4.428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2.862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6600" fo:border="0.06pt solid #000000"/>
    </style:style>
    <style:style style:name="ce3" style:family="table-cell" style:parent-style-name="Default">
      <style:table-cell-properties fo:background-color="#ffff00" fo:border="none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000000" style:font-name="Arial" fo:font-size="11pt" style:font-name-asian="Droid Sans Fallback" style:font-size-asian="11pt" style:font-name-complex="FreeSans" style:font-size-complex="11pt"/>
    </style:style>
    <style:style style:name="ce9" style:family="table-cell" style:parent-style-name="Default">
      <style:table-cell-properties fo:background-color="transparent"/>
      <style:text-properties fo:color="#000000" style:font-name="Arial" fo:font-size="11pt" style:font-name-asian="Droid Sans Fallback" style:font-size-asian="11pt" style:font-name-complex="FreeSans" style:font-size-complex="11pt"/>
    </style:style>
    <style:style style:name="ce10" style:family="table-cell" style:parent-style-name="Default">
      <style:text-properties fo:color="#000000" style:font-name="Cambria" fo:font-size="11pt" style:font-name-asian="Droid Sans Fallback" style:font-size-asian="11pt" style:font-name-complex="Cambria" style:font-size-complex="11pt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Prior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חושן משפט חלק א מחבר.txt</text:p>
          </table:table-cell>
          <table:table-cell office:value-type="string" calcext:value-type="string">
            <text:p>שולחן ערוך חושן משפט חלק ב מחבר מושלם.txt</text:p>
          </table:table-cell>
          <table:table-cell table:style-name="ce5" office:value-type="string" calcext:value-type="string">
            <text:p>שלחן ערוך חושן משפט חלק ג מחבר.txt</text:p>
          </table:table-cell>
          <table:table-cell table:style-name="ce8" office:value-type="string" calcext:value-type="string">
            <text:p>מחבר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ך חושן משפט חלק א.txt</text:p>
          </table:table-cell>
          <table:table-cell table:style-name="ce4" office:value-type="string" calcext:value-type="string">
            <text:p>שולחן ערוך חושן משפט חלק ב שך.txt</text:p>
          </table:table-cell>
          <table:table-cell table:style-name="ce2"/>
          <table:table-cell table:style-name="ce8" office:value-type="string" calcext:value-type="string">
            <text:p>ש"ך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קצות ח''א יותר טוב.txt</text:p>
          </table:table-cell>
          <table:table-cell office:value-type="string" calcext:value-type="string">
            <text:p>שולחן ערוך חושן משפט חלק ב קצות החושן.txt</text:p>
          </table:table-cell>
          <table:table-cell office:value-type="string" calcext:value-type="string">
            <text:p>קצות החושן שולחן ערוך חושן משפט חלק ג.txt</text:p>
          </table:table-cell>
          <table:table-cell table:style-name="ce8" office:value-type="string" calcext:value-type="string">
            <text:p>קצות החושן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ע חושן משפט חלק א באר הגולה.txt</text:p>
          </table:table-cell>
          <table:table-cell office:value-type="string" calcext:value-type="string">
            <text:p>שולחן ערוך חושן משפט חלק ב באר הגולה.txt</text:p>
          </table:table-cell>
          <table:table-cell office:value-type="string" calcext:value-type="string">
            <text:p>באר הגולה חושן משפט חלק ג.txt</text:p>
          </table:table-cell>
          <table:table-cell table:style-name="ce8" office:value-type="string" calcext:value-type="string">
            <text:p>באר הגולה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שוע חושן משפט חלק א באור הגר''א.txt</text:p>
          </table:table-cell>
          <table:table-cell table:style-name="ce1" office:value-type="string" calcext:value-type="string">
            <text:p>שולחן ערוך חושן משפט חלק ב ביאור הגרא.txt</text:p>
          </table:table-cell>
          <table:table-cell table:style-name="ce6"/>
          <table:table-cell table:style-name="ce9" office:value-type="string" calcext:value-type="string">
            <text:p>ביאור הגר"א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שוע חושן משפט חלק א אמרי ברוך.txt</text:p>
          </table:table-cell>
          <table:table-cell office:value-type="string" calcext:value-type="string">
            <text:p>שולחן ערוך חושן משפט חלק ב אמרי ברוך.txt</text:p>
          </table:table-cell>
          <table:table-cell table:style-name="ce1" office:value-type="string" calcext:value-type="string">
            <text:p>אמרי ברוך חושן משפט חלק ג.txt</text:p>
          </table:table-cell>
          <table:table-cell table:style-name="ce9" office:value-type="string" calcext:value-type="string">
            <text:p>אמרי ברוך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019"/>
        </table:table-row>
        <table:table-row table:style-name="ro3">
          <table:table-cell office:value-type="string" calcext:value-type="string">
            <text:p>טז חושן משפט חלק א.txt</text:p>
          </table:table-cell>
          <table:table-cell office:value-type="string" calcext:value-type="string">
            <text:p>שולחן ערוך חושן משפט חלק ב טז.txt</text:p>
          </table:table-cell>
          <table:table-cell office:value-type="string" calcext:value-type="string">
            <text:p>שולחן ערוך חושו משפט חלק ג טז.txt</text:p>
          </table:table-cell>
          <table:table-cell table:style-name="ce8" office:value-type="string" calcext:value-type="string">
            <text:p>ט"ז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שוע חושן משפט חלק א' חדושי הפלאה.txt</text:p>
          </table:table-cell>
          <table:table-cell office:value-type="string" calcext:value-type="string">
            <text:p>שולחן ערוך חושן משפט חלק ב הפלאה לא חסר.txt</text:p>
          </table:table-cell>
          <table:table-cell office:value-type="string" calcext:value-type="string">
            <text:p>השמטות מהגהות אמרי ברוך סוף שולחן ערוך חושן משפט חלק ג.txt</text:p>
          </table:table-cell>
          <table:table-cell table:style-name="ce8" office:value-type="string" calcext:value-type="string">
            <text:p>הפלאה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נתיבות המשפט ביאורים חושן משפט חלק א.txt</text:p>
          </table:table-cell>
          <table:table-cell office:value-type="string" calcext:value-type="string">
            <text:p>שולחן ערוך חושן משפט חלק ב נתיבות המשפט ביאורים מושלם.txt</text:p>
          </table:table-cell>
          <table:table-cell office:value-type="string" calcext:value-type="string">
            <text:p>נתיבות המשפט חושן משפט חלק ג ביאורים מוכן.txt</text:p>
          </table:table-cell>
          <table:table-cell table:style-name="Default" office:value-type="string" calcext:value-type="string">
            <text:p>נתיבות המשפט ביאורים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נתיבות חידושים חושן משפט א.txt</text:p>
          </table:table-cell>
          <table:table-cell office:value-type="string" calcext:value-type="string">
            <text:p>שולחן ערוך חושן משפט חלק ב נתיבות המשפט חידושים לא חסר.txt</text:p>
          </table:table-cell>
          <table:table-cell office:value-type="string" calcext:value-type="string">
            <text:p>נתיבות המשפט חושן משפט חלק ג חידושים.txt</text:p>
          </table:table-cell>
          <table:table-cell table:style-name="ce8" office:value-type="string" calcext:value-type="string">
            <text:p>נתיבות המשפט חידושים 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ע חושן משפט חלק א חכמת שלמה.txt</text:p>
          </table:table-cell>
          <table:table-cell office:value-type="string" calcext:value-type="string">
            <text:p>שולחן ערוך חושן משפט חלק ב חכמת שלמה.txt</text:p>
          </table:table-cell>
          <table:table-cell office:value-type="string" calcext:value-type="string">
            <text:p>חכמת שלמה חושן משפט חלק ג.txt</text:p>
          </table:table-cell>
          <table:table-cell table:style-name="Default" office:value-type="string" calcext:value-type="string">
            <text:p>חכמת שלמה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ע חושן משפט חלק א חתם סופר.txt</text:p>
          </table:table-cell>
          <table:table-cell office:value-type="string" calcext:value-type="string">
            <text:p>שולחן ערוך חושן משפט חלק ב חתם סופר לא חסר.txt</text:p>
          </table:table-cell>
          <table:table-cell office:value-type="string" calcext:value-type="string">
            <text:p>חתם סופר חושן משפט חלק ג.txt</text:p>
          </table:table-cell>
          <table:table-cell table:style-name="Default" office:value-type="string" calcext:value-type="string">
            <text:p>חתם סופר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כסף הקדושים חושן משפט חלק א.txt</text:p>
          </table:table-cell>
          <table:table-cell office:value-type="string" calcext:value-type="string">
            <text:p>שולחן ערוך חושן משפט חלק ב כסף הקדשים.txt</text:p>
          </table:table-cell>
          <table:table-cell office:value-type="string" calcext:value-type="string">
            <text:p>כסף הקדשים חושן משפט חלק ג מושלם.txt</text:p>
          </table:table-cell>
          <table:table-cell table:style-name="Default" office:value-type="string" calcext:value-type="string">
            <text:p>כסף הקדשים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וע חושן משפט חלק א רעא.txt</text:p>
          </table:table-cell>
          <table:table-cell office:value-type="string" calcext:value-type="string">
            <text:p>שולחן ערוך חושן משפט חלק ב רבי עקיבא איגר.txt</text:p>
          </table:table-cell>
          <table:table-cell office:value-type="string" calcext:value-type="string">
            <text:p>רעא חושן משפט חלק ג.txt</text:p>
          </table:table-cell>
          <table:table-cell table:style-name="ce10" office:value-type="string" calcext:value-type="string">
            <text:p>הגהות ר' עקיבא איגר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string" calcext:value-type="string">
            <text:p>שולחן ערוך חושן משפט חלק ב סמ''ע מושלם.txt</text:p>
          </table:table-cell>
          <table:table-cell office:value-type="string" calcext:value-type="string">
            <text:p>שלחן ערוך חושן משפט חלק ג סמע שוורץ.txt</text:p>
          </table:table-cell>
          <table:table-cell table:style-name="ce8" office:value-type="string" calcext:value-type="string">
            <text:p>סמ"ע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שולחן ערוך חושן משפט חלק ב פתחי תשובה.txt</text:p>
          </table:table-cell>
          <table:table-cell office:value-type="string" calcext:value-type="string">
            <text:p>פתחי תשובה חושן משפט חלק ג.txt</text:p>
          </table:table-cell>
          <table:table-cell table:style-name="Default" office:value-type="string" calcext:value-type="string">
            <text:p>פתחי תשובה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string" calcext:value-type="string">
            <text:p>שולחן ערוך חושן משפט חלק ב מהריש לא חסר.txt</text:p>
          </table:table-cell>
          <table:table-cell table:style-name="ce6"/>
          <table:table-cell office:value-type="string" calcext:value-type="string">
            <text:p>מהרי"ש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שולחן ערוך חושן משפט חלק ב ישועות יעקב לא חסר.txt</text:p>
          </table:table-cell>
          <table:table-cell table:style-name="ce6"/>
          <table:table-cell office:value-type="string" calcext:value-type="string">
            <text:p>ישועות יעקב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office:value-type="string" calcext:value-type="string">
            <text:p>פרי מגדים סוף שולחן ערוך חושן משפט חלק ג.txt</text:p>
          </table:table-cell>
          <table:table-cell office:value-type="string" calcext:value-type="string">
            <text:p>פרי מגדים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office:value-type="string" calcext:value-type="string">
            <text:p>לוח הסימנים מפרטי ראשי דינים וענינים סוף שולחן ערוך חושן משפט חלק ג.txt</text:p>
          </table:table-cell>
          <table:table-cell table:style-name="ce12" office:value-type="string" calcext:value-type="string">
            <text:p>לוח הסימנים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office:value-type="string" calcext:value-type="string">
            <text:p>נחלת צבי סוף שולחן ערוך חושן משפט חלק ג.txt</text:p>
          </table:table-cell>
          <table:table-cell office:value-type="string" calcext:value-type="string">
            <text:p>נחלת צבי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office:value-type="string" calcext:value-type="string">
            <text:p>שער משפט סוף שולחן ערוך חושן משפט חלק ג.txt</text:p>
          </table:table-cell>
          <table:table-cell office:value-type="string" calcext:value-type="string">
            <text:p>שער משפט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office:value-type="string" calcext:value-type="string">
            <text:p>מפתחות לסדר הסימנים סוף שולחן ערוך חושן משפט חלק ג.txt</text:p>
          </table:table-cell>
          <table:table-cell office:value-type="string" calcext:value-type="string">
            <text:p>מפתחות לסדר הסימנים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7"/>
          <table:table-cell table:style-name="ce13"/>
          <table:table-cell table:number-columns-repeated="1020"/>
        </table:table-row>
        <table:table-row table:style-name="ro2">
          <table:table-cell table:style-name="ce1" office:value-type="string" calcext:value-type="string">
            <text:p>הגהות אמרי ברוך שוע חושן משפט חלק א.txt</text:p>
          </table:table-cell>
          <table:table-cell table:style-name="ce4" office:value-type="string" calcext:value-type="string">
            <text:p>שולחן ערוך חושן משפט חלק ב טז(1).txt</text:p>
          </table:table-cell>
          <table:table-cell office:value-type="string" calcext:value-type="string">
            <text:p>חכמת שלמה סוף שולחן ערוך חושן משפט חלק ג.txt</text:p>
          </table:table-cell>
          <table:table-cell office:value-type="string" calcext:value-type="string">
            <text:p>הגהות הסמ״ע לבאר הגולה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שולחן ערוך חושן משפט חלק ב כסף הקדשים(1).txt</text:p>
          </table:table-cell>
          <table:table-cell office:value-type="string" calcext:value-type="string">
            <text:p>0פתיחה לסימן ר שוע חושן משפט חלק ג.txt</text:p>
          </table:table-cell>
          <table:table-cell office:value-type="string" calcext:value-type="string">
            <text:p>חדושי הסמ״ע לבאר הגולה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השמטות אמרי ברוך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באר היטב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1:56:23.828206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0:20:44.726856529</meta:creation-date>
    <dc:date>2017-02-27T12:00:48.688706201</dc:date>
    <meta:editing-duration>PT52M35S</meta:editing-duration>
    <meta:editing-cycles>5</meta:editing-cycles>
    <meta:generator>LibreOffice/4.2.8.2$Linux_X86_64 LibreOffice_project/420m0$Build-2</meta:generator>
    <meta:document-statistic meta:table-count="1" meta:cell-count="115" meta:object-count="0"/>
  </office:meta>
</office:document-meta>
</file>